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Sat, 14 Jan 2023</text:p>
          </table:table-cell>
          <table:table-cell table:style-name="RevisionHistory.A2" office:value-type="string">
            <text:p text:style-name="Table_20_Contents">David Benn</text:p>
          </table:table-cell>
          <table:table-cell table:style-name="RevisionHistory.C2" office:value-type="string">
            <text:p text:style-name="Table_20_Contents">Added notes about phase values in filter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03</meta:editing-cycles>
    <dc:date>2023-01-14T23:46:38</dc:date>
    <meta:editing-duration>P1DT19H39M37S</meta:editing-duration>
    <meta:document-statistic meta:table-count="1" meta:image-count="0" meta:object-count="0" meta:page-count="3" meta:paragraph-count="78" meta:word-count="428" meta:character-count="2699"/>
  </office:meta>
</office:document-meta>
</file>